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0c61" officeooo:paragraph-rsid="00120c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20:38:49.229396060</meta:creation-date>
    <dc:date>2021-08-25T20:39:09.282935510</dc:date>
    <meta:editing-duration>PT20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6.4.7.2$Linux_X86_64 LibreOffice_project/40$Build-2</meta:generator>
  </office:meta>
</office:document-meta>
</file>